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121e44b6-49f4-11e5-9577-9267d7063a3d.png"/>
  <manifest:file-entry manifest:media-type="image/png" manifest:full-path="Pictures/4f53bae2-49f3-11e5-9577-9267d7063a3d.png"/>
  <manifest:file-entry manifest:media-type="image/png" manifest:full-path="Pictures/78c4c286-49f3-11e5-9577-9267d7063a3d.png"/>
  <manifest:file-entry manifest:media-type="image/png" manifest:full-path="Pictures/7bd291ee-49f1-11e5-9577-9267d7063a3d.png"/>
  <manifest:file-entry manifest:media-type="image/png" manifest:full-path="Pictures/96b7d16c-49f2-11e5-9577-9267d7063a3d.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Liberation Serif" fo:font-size="12pt" fo:language="en" fo:country="US" fo:font-weight="normal" text:display="true" fo:text-transform="none"/>
    </style:style>
    <style:style style:family="paragraph" style:name="P10" style:display-name="P10" style:parent-style-name="Normal" style:list-style-name="L3">
      <style:paragraph-properties fo:text-align="left" fo:text-indent="0.000000cm" fo:margin-left="1.301750cm" fo:margin-right="0in" style:writing-mode="lr"/>
    </style:style>
    <style:style style:family="paragraph" style:name="P11" style:display-name="P11" style:parent-style-name="Normal" style:list-style-name="L4">
      <style:paragraph-properties fo:text-align="left" fo:text-indent="0.000000cm" fo:margin-left="1.301750cm" fo:margin-right="0in" style:writing-mode="lr"/>
    </style:style>
    <style:style style:family="paragraph" style:name="P12" style:display-name="P12" style:parent-style-name="Normal" style:list-style-name="L5">
      <style:paragraph-properties fo:text-align="left" fo:text-indent="0.000000cm" fo:margin-left="1.301750cm" fo:margin-right="0in" style:writing-mode="lr"/>
    </style:style>
    <style:style style:family="paragraph" style:name="P13" style:display-name="P13" style:parent-style-name="Normal">
      <style:paragraph-properties fo:text-align="left" fo:text-indent="0in" fo:margin-left="0.8125in" fo:margin-right="0in" style:writing-mode="lr"/>
    </style:style>
    <style:style style:family="paragraph" style:name="P1" style:display-name="P1" style:parent-style-name="Normal">
      <style:paragraph-properties fo:text-align="center"/>
      <style:text-properties style:font-name="Liberation Sans" fo:font-size="16pt" fo:font-weight="bold"/>
    </style:style>
    <style:style style:family="paragraph" style:name="P2" style:display-name="P2" style:parent-style-name="Normal">
      <style:paragraph-properties fo:text-indent="0in" fo:margin-left="0.1866in" fo:margin-right="0in"/>
    </style:style>
    <style:style style:family="paragraph" style:name="P3" style:display-name="P3" style:parent-style-name="Normal">
      <style:paragraph-properties fo:text-align="justify" fo:text-indent="0in" fo:margin-left="0.5in" fo:margin-right="0in"/>
    </style:style>
    <style:style style:family="paragraph" style:name="P4" style:display-name="P4" style:parent-style-name="Normal">
      <style:paragraph-properties fo:text-align="justify" fo:text-indent="0in" fo:margin-left="0.5in" fo:margin-right="0in"/>
      <style:text-properties fo:color="#000000" style:font-name="Liberation Serif" fo:font-size="12pt" fo:font-weight="normal"/>
    </style:style>
    <style:style style:family="paragraph" style:name="P5" style:display-name="P5" style:parent-style-name="Normal" style:list-style-name="L1">
      <style:paragraph-properties fo:text-align="justify" fo:text-indent="0.000000cm" fo:line-height="100%" fo:margin-left="1.303528cm" fo:margin-right="0.0000in" fo:margin-top="0.0000in" fo:margin-bottom="0.0000in" style:writing-mode="lr"/>
      <style:text-properties style:font-name="Liberation Serif" fo:font-size="12pt" fo:language="en" fo:country="US" fo:font-weight="normal"/>
    </style:style>
    <style:style style:family="paragraph" style:name="P6" style:display-name="P6" style:parent-style-name="Normal">
      <style:paragraph-properties fo:text-align="justify" fo:text-indent="0in" fo:margin-left="0.5000in" fo:margin-right="0in"/>
    </style:style>
    <style:style style:family="paragraph" style:name="P7" style:display-name="P7" style:parent-style-name="Normal" style:list-style-name="L2">
      <style:paragraph-properties fo:text-align="justify" fo:text-indent="0.000000cm" fo:margin-left="1.301750cm" fo:margin-right="0in" style:writing-mode="lr"/>
    </style:style>
    <style:style style:family="paragraph" style:name="P8" style:display-name="P8" style:parent-style-name="Normal">
      <style:paragraph-properties fo:text-align="justify" fo:margin-left="0.8125in" fo:margin-right="0in" style:writing-mode="lr"/>
    </style:style>
    <style:style style:family="paragraph" style:name="P9" style:display-name="P9" style:parent-style-name="Normal">
      <style:paragraph-properties fo:text-align="left" fo:margin-left="0.8125in" fo:margin-right="0in" style:writing-mode="lr"/>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5">
      <text:list-level-style-bullet text:level="1" text:bullet-char="•">
        <style:list-level-properties fo:text-indent="0.000000cm" text:space-before="0cm" text:min-label-width="0.762000cm" fo:margin-left="1.301750cm"/>
        <style:text-properties style:font-name="FreeSerif"/>
      </text:list-level-style-bullet>
    </text:list-style>
    <text:list-style style:name="L1">
      <text:list-level-style-bullet text:level="1" text:bullet-char="•">
        <style:list-level-properties fo:text-indent="0.000000cm" text:space-before="0cm" text:min-label-width="0.760222cm" fo:margin-left="1.303528cm"/>
        <style:text-properties style:font-name="FreeSerif"/>
      </text:list-level-style-bullet>
    </text:list-style>
    <text:list-style style:name="L2">
      <text:list-level-style-bullet text:level="1" text:bullet-char="•">
        <style:list-level-properties fo:text-indent="0.000000cm" text:space-before="0cm" text:min-label-width="0.762000cm" fo:margin-left="1.301750cm"/>
        <style:text-properties style:font-name="FreeSerif"/>
      </text:list-level-style-bullet>
    </text:list-style>
    <text:list-style style:name="L3">
      <text:list-level-style-bullet text:level="1" text:bullet-char="•">
        <style:list-level-properties fo:text-indent="0.000000cm" text:space-before="0cm" text:min-label-width="0.762000cm" fo:margin-left="1.301750cm"/>
        <style:text-properties style:font-name="FreeSerif"/>
      </text:list-level-style-bullet>
    </text:list-style>
    <text:list-style style:name="L4">
      <text:list-level-style-bullet text:level="1" text:bullet-char="•">
        <style:list-level-properties fo:text-indent="0.000000cm" text:space-before="0cm" text:min-label-width="0.762000cm" fo:margin-left="1.301750cm"/>
        <style:text-properties style:font-name="FreeSerif"/>
      </text:list-level-style-bullet>
    </text:list-style>
  </office:automatic-styles>
  <office:body>
    <office:text>
      <text:section text:style-name="Sect1" text:name="Section1">
        <text:p text:style-name="P1">Pembuatan Template Website sederhana dengan desain framework css materialize</text:p>
        <text:p text:style-name="Normal"/>
        <text:p text:style-name="Normal"/>
        <text:p text:style-name="Normal"/>
        <text:p text:style-name="Normal">1. Pengenalan Framework Materialize CSS</text:p>
        <text:p text:style-name="P2">1. 1 Pengenalan</text:p>
        <text:p text:style-name="P3"><text:tab/><text:tab/>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Desainer <text:s/>Matias Duarte menjelaskan bahwa “ tidak seperti kertas nyata, desain material kami dapat memperluas dan melakukan reformasi yang cerdas. Material memiliki permukaan fisik dan tepi. Jahitan dan bayangan memberikan makna tentang apa yang anda sentuh. Google menyatakan bahwa bahasa desain ini mereka rancang berdasarkan pada tinta dan kertas”.</text:p>
        <text:p text:style-name="P4"><text:tab/><text:tab/><text:span text:style-name="T1">Materialize CSS adalah salah satu tool framework dengan bahasa desain CSS (Cascading style sheet) yang dirancang secara instan untuk memudahkan developer aplikasi. Karena berfokus pada kemudahan developing software maka Materialize CSS memiliki 3 prinsip :</text:span></text:p>
        <text:list text:style-name="L1">
          <text:list-item>
            <text:p text:style-name="P5"><text:span text:style-name="T2">Kecepatan dalam developing : Materialize memberikan kemudahan kepada user untuk menggunakan desain stylies yang praktis dan umum digunakan. User dapat dengan leluasa menggabungkan komponen-komponen yang ada di materialize secara custom. Materialize juga menyediakan animasi dan transisi yang lebih halus untuk menarik pengalaman user.</text:span></text:p>
          </text:list-item>
          <text:list-item>
            <text:p text:style-name="P5"><text:span text:style-name="T3">Fokus Pengalaman User : Sesuai poin satu, user diberi leluasa untuk menggabungkan komponen-komponen yang ada dalam materialize untuk memberikan banyak feedback kepada user. selain itu materialize memiliki khas desain yang dapat menyesuaikan terhadap berbagai device dan platform aplikasi sehingga terlihat kompak.</text:span></text:p>
          </text:list-item>
          <text:list-item>
            <text:p text:style-name="P5"><text:span text:style-name="T3">Mudah digunakan : Materialize dirancang untuk mudah digunakan, terlebih bagi mereka yang awam dalam bahasa desain css. Materialize memberikan dokumentasi secara detail dengan contoh kode untuk dapat diterapkan oleh user. Materialize juga tebuka untuk menerima masukan melalui website resmi mereka.  </text:span><text:span text:style-name="T2"> </text:span> </text:p>
          </text:list-item>
        </text:list>
        <text:p text:style-name="P2">1. 2 Contoh Website yang Menggunakan Material CSS</text:p>
        <text:p text:style-name="P6">Sebelum masuk ke tutorial materialize hendaknya kita melihat seperti apa saja website yang menggunakan framework materialize. </text:p>
        <text:list text:style-name="L2">
          <text:list-item>
            <text:p text:style-name="P7"><text:span text:style-name="T3"/>lifeaweso.me</text:p>
          </text:list-item>
        </text:list>
        <text:p text:style-name="P8">merupakan startup yang bergerak di bidang board system untuk menangani kegiatan user. web dengan warna khas biru laut ini menggunakan style desain materialize dengan framework materialize. kita akan mengenal teknologi form dengan desain khas yang digunakan materialize, sistem parallax, dan desain yang mengemas foto melalui card </text:p>
        <text:p><draw:frame text:anchor-type="page" text:anchor-page-number="1" svg:x="2.879067in" svg:y="8.572817in" draw:z-index="0" draw:style-name="graphic1" svg:width="3.346528in" svg:height="2.118750in"><draw:image xlink:href="Pictures/7bd291ee-49f1-11e5-9577-9267d7063a3d"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3">
          <text:list-item>
            <text:p text:style-name="P10"><text:span text:style-name="T3"/>kenyaapps.net</text:p>
          </text:list-item>
        </text:list>
        <text:p text:style-name="P8">Merupakan startup yang bekerja di bidang cloud, membantu manajemen user dengan migrasikan database, server dan manajemen ke dalam cloud melalui jasa kenyaapps. di dalam website ini kita akan mengenal khas desain button, form, dropdown yang dibuat melalui framework materialize.</text:p>
        <text:p text:style-name="P8"/>
        <text:p><draw:frame text:anchor-type="page" text:anchor-page-number="1" svg:x="2.710317in" svg:y="1.774900in" draw:z-index="0" draw:style-name="graphic1" svg:width="3.346528in" svg:height="2.150000in"><draw:image xlink:href="Pictures/96b7d16c-49f2-11e5-9577-9267d7063a3d"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4">
          <text:list-item>
            <text:p text:style-name="P11"><text:span text:style-name="T3"/>www.android-kiosk.com</text:p>
          </text:list-item>
        </text:list>
        <text:p text:style-name="P8">Website ini menyediakan beberapa servis pada bidang operating sistem android, web ini fokus dengan warna hijau layaknya warna khas android, di dalamnya kita akan bisa melihat beberapa icon-icon gambar yang khas materialize, yang nantinya saat kita memulai belajar materialize kita hanya cukup memanggil tanpa susah harus membuat dari 0. di dalam website ini kita juga bisa melihat khas desain menu materialize, form dan lain-lain.   </text:p>
        <text:p text:style-name="P8"/>
        <text:p><draw:frame text:anchor-type="page" text:anchor-page-number="1" svg:x="2.701289in" svg:y="5.412400in" draw:z-index="0" draw:style-name="graphic1" svg:width="3.346528in" svg:height="1.776389in"><draw:image xlink:href="Pictures/78c4c286-49f3-11e5-9577-9267d7063a3d"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text:style-name="L5">
          <text:list-item>
            <text:p text:style-name="P12"><text:span text:style-name="T3"/>www.internationalschoolofeurope.it</text:p>
          </text:list-item>
        </text:list>
        <text:p text:style-name="P13">merupakan website sekolah internasional eropa, juga menggunakan framework materialize dalam pembuatannya. di dalam webiste ini kita juga akan mengenal teknologi parallax, button fixed / tombol yang khas materialize yang menempel di sebelah kanan bawah.</text:p>
        <text:p text:style-name="P13"/>
        <text:p><draw:frame text:anchor-type="page" text:anchor-page-number="1" svg:x="2.591567in" svg:y="8.472817in" draw:z-index="0" draw:style-name="graphic1" svg:width="3.346528in" svg:height="1.672917in"><draw:image xlink:href="Pictures/121e44b6-49f4-11e5-9577-9267d7063a3d"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dengan adanya contoh website di atas, semoga bisa menginspirasi para desainer website untuk memulai belajar materializecss.</text:p>
        <text:p text:style-name="P2">1. 3 Insall Webserver</text:p>
        <text:p text:style-name="P2">1. 4 Cara Install Materialize CSS dan Pembuatan HTML Biasa</text:p>
        <text:p text:style-name="Normal"/>
        <text:p text:style-name="Normal">2. Tutorial Dasar Materialize CSS </text:p>
        <text:p text:style-name="P2">2. 1 Pengenalan CSS</text:p>
        <text:p text:style-name="P2">2. 2 Penggunaan Cardpanel, Color dan Grid</text:p>
        <text:p text:style-name="P2">2. 3 Penggunaan Grid untuk Responsive Desain, Gambar</text:p>
        <text:p text:style-name="Normal"/>
        <text:p text:style-name="Normal">3. Tutorial Komponen Materialize CSS</text:p>
        <text:p text:style-name="P2">3. 1 Penggunaan Badges, Button, Card dan Footer</text:p>
        <text:p text:style-name="P2">3. 2 Penggunaan Form, Icon dan Navbar</text:p>
        <text:p text:style-name="Normal"/>
        <text:p text:style-name="Normal">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paragraph-properties style:writing-mode="lr"/>
      <style:text-properties style:font-name="Liberation Serif" fo:font-size="12pt" fo:language="en" fo:country="US"/>
    </style:style>
  </office:styles>
  <office:automatic-styles>
    <style:page-layout style:name="Standard">
      <style:page-layout-properties fo:page-width="8.267717in" fo:page-height="11.692913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7T20:57:49.002168202</meta:creation-date>
    <dc:date>Mon Aug 24 07:08:29 2015
</dc:date>
  </office:meta>
</office:document-meta>
</file>